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740" officeooo:paragraph-rsid="00128740"/>
    </style:style>
    <style:style style:name="P2" style:family="paragraph" style:parent-style-name="Standard">
      <style:text-properties officeooo:rsid="00128740" officeooo:paragraph-rsid="0012f646"/>
    </style:style>
    <style:style style:name="P3" style:family="paragraph" style:parent-style-name="Standard">
      <style:text-properties officeooo:rsid="0014ad1e" officeooo:paragraph-rsid="0014ad1e"/>
    </style:style>
    <style:style style:name="P4" style:family="paragraph" style:parent-style-name="Standard">
      <style:text-properties officeooo:rsid="0014ad1e" officeooo:paragraph-rsid="00128740"/>
    </style:style>
    <style:style style:name="T1" style:family="text">
      <style:text-properties officeooo:rsid="0012f6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FFF<text:span text:style-name="T1">0000</text:span> – F200<text:span text:style-name="T1">0000</text:span> <text:s/>: IO Peripherals</text:p>
      <text:p text:style-name="P1"/>
      <text:p text:style-name="P1">F20<text:span text:style-name="T1">0000</text:span>0 - CFFF<text:span text:style-name="T1">0000</text:span> : Free</text:p>
      <text:p text:style-name="P1"/>
      <text:p text:style-name="P2">CFFF<text:span text:style-name="T1">0000</text:span> – C000<text:span text:style-name="T1">0000</text:span>: SDRAM</text:p>
      <text:p text:style-name="P1"/>
      <text:p text:style-name="P1">C00<text:span text:style-name="T1">0000</text:span>0 - ????: IO Peripherals</text:p>
      <text:p text:style-name="P1"/>
      <text:p text:style-name="P1">???? - 8FFF<text:span text:style-name="T1">0000</text:span>: Free</text:p>
      <text:p text:style-name="P1"/>
      <text:p text:style-name="P1">8FFF<text:span text:style-name="T1">0000</text:span> – 8000<text:span text:style-name="T1">0000</text:span>: SDRAM</text:p>
      <text:p text:style-name="P1"/>
      <text:p text:style-name="P1">800<text:span text:style-name="T1">0000</text:span>0 – 7E00<text:span text:style-name="T1">0000</text:span>: Peripherals</text:p>
      <text:p text:style-name="P1"/>
      <text:p text:style-name="P1">7E0<text:span text:style-name="T1">0000</text:span>0 – 4FFF<text:span text:style-name="T1">0000</text:span>: Free</text:p>
      <text:p text:style-name="P1"/>
      <text:p text:style-name="P2">4FFF<text:span text:style-name="T1">0000</text:span> – 400<text:span text:style-name="T1">0000</text:span>0: SDRAM</text:p>
      <text:p text:style-name="P2"/>
      <text:p text:style-name="P3">100000000 <text:s/>-- 00000000: SDRAM</text:p>
      <text:p text:style-name="P1"/>
      <text:p text:style-name="P4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2:23:38.646050815</meta:creation-date>
    <meta:editing-duration>PT14S</meta:editing-duration>
    <meta:editing-cycles>2</meta:editing-cycles>
    <meta:generator>LibreOffice/6.0.7.3$Linux_X86_64 LibreOffice_project/00m0$Build-3</meta:generator>
    <dc:date>2019-05-11T02:23:51.236640952</dc:date>
    <meta:document-statistic meta:table-count="0" meta:image-count="0" meta:object-count="0" meta:page-count="1" meta:paragraph-count="10" meta:word-count="38" meta:character-count="279" meta:non-whitespace-character-count="243"/>
  </office:meta>
</office:document-meta>
</file>